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18">
      <style:drawing-page-properties draw:fill="gradient" draw:fill-gradient-name="a4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 style:parent-style-name="Graphics">
      <style:graphic-properties draw:fill="none" fo:clip="rect(0in, 0in, 0in, 0in)" draw:stroke="none"/>
    </style:style>
    <style:style style:family="drawing-page" style:name="a408">
      <style:drawing-page-properties draw:fill="gradient" draw:fill-gradient-name="a4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fo:clip="rect(0in, 0in, 0in, 0in)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fo:clip="rect(0in, 0in, 0in, 0in)" draw:stroke="none"/>
    </style:style>
    <style:style style:family="drawing-page" style:name="a423">
      <style:drawing-page-properties draw:fill="gradient" draw:fill-gradient-name="a4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gradient" draw:fill-gradient-name="a4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fo:clip="rect(0in, 0in, 0in, 0in)" draw:stroke="none"/>
    </style:style>
    <style:style style:family="drawing-page" style:name="a413">
      <style:drawing-page-properties draw:fill="gradient" draw:fill-gradient-name="a4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ANIMACIONES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ANIMAR ELEMENTOS DE CSS SIN NECESIDAD DE UN EVENTO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  <draw:frame draw:id="id65" draw:style-name="a406" draw:name="Picture 2" svg:x="0.02083in" svg:y="0in" svg:width="13.2934in" svg:height="7.5in" style:rel-width="scale" style:rel-height="scale">
          <draw:image xlink:href="media/image1.png" xlink:type="simple" xlink:show="embed" xlink:actuate="onLoad"/>
          <svg:title/>
          <svg:desc>Animaciones en CSS - Título</svg:desc>
        </draw:frame>
      </draw:page>
      <draw:page draw:name="Slide2" draw:style-name="a408" draw:master-page-name="Master1-Layout2-obj-Título-y-objetos" presentation:presentation-page-layout-name="Master1-PPL2" draw:id="Slide-257">
        <draw:frame draw:id="id66" presentation:style-name="a409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410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68" draw:style-name="a411" draw:name="Picture 2" svg:x="0.03993in" svg:y="0in" svg:width="13.2934in" svg:height="7.5in" style:rel-width="scale" style:rel-height="scale">
          <draw:image xlink:href="media/image2.png" xlink:type="simple" xlink:show="embed" xlink:actuate="onLoad"/>
          <svg:title/>
          <svg:desc>Introducción a las Animaciones en CSS</svg:desc>
        </draw:frame>
      </draw:page>
      <draw:page draw:name="Slide3" draw:style-name="a413" draw:master-page-name="Master1-Layout2-obj-Título-y-objetos" presentation:presentation-page-layout-name="Master1-PPL2" draw:id="Slide-258">
        <draw:frame draw:id="id69" presentation:style-name="a414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415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71" draw:style-name="a416" draw:name="Picture 2" svg:x="0in" svg:y="0in" svg:width="13.33333in" svg:height="7.5in" style:rel-width="scale" style:rel-height="scale">
          <draw:image xlink:href="media/image3.png" xlink:type="simple" xlink:show="embed" xlink:actuate="onLoad"/>
          <svg:title/>
          <svg:desc>...</svg:desc>
        </draw:frame>
      </draw:page>
      <draw:page draw:name="Slide4" draw:style-name="a418" draw:master-page-name="Master1-Layout2-obj-Título-y-objetos" presentation:presentation-page-layout-name="Master1-PPL2" draw:id="Slide-259">
        <draw:frame draw:id="id72" presentation:style-name="a419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420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74" draw:style-name="a421" draw:name="Picture 2" svg:x="0in" svg:y="0in" svg:width="13.33333in" svg:height="7.5in" style:rel-width="scale" style:rel-height="scale">
          <draw:image xlink:href="media/image4.png" xlink:type="simple" xlink:show="embed" xlink:actuate="onLoad"/>
          <svg:title/>
          <svg:desc>...</svg:desc>
        </draw:frame>
      </draw:page>
      <draw:page draw:name="Slide5" draw:style-name="a423" draw:master-page-name="Master1-Layout2-obj-Título-y-objetos" presentation:presentation-page-layout-name="Master1-PPL2" draw:id="Slide-260">
        <draw:frame draw:id="id75" presentation:style-name="a424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425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77" draw:style-name="a426" draw:name="Picture 2" svg:x="0in" svg:y="0in" svg:width="13.33333in" svg:height="7.5in" style:rel-width="scale" style:rel-height="scale">
          <draw:image xlink:href="media/image5.png" xlink:type="simple" xlink:show="embed" xlink:actuate="onLoad"/>
          <svg:title/>
          <svg:desc>...</svg:desc>
        </draw:frame>
      </draw:page>
      <draw:page draw:name="Slide6" draw:style-name="a428" draw:master-page-name="Master1-Layout2-obj-Título-y-objetos" presentation:presentation-page-layout-name="Master1-PPL2" draw:id="Slide-261">
        <draw:frame draw:id="id78" presentation:style-name="a429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79" presentation:style-name="a430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80" draw:style-name="a431" draw:name="Picture 2" svg:x="0in" svg:y="0in" svg:width="13.33333in" svg:height="7.5in" style:rel-width="scale" style:rel-height="scale">
          <draw:image xlink:href="media/image6.png" xlink:type="simple" xlink:show="embed" xlink:actuate="onLoad"/>
          <svg:title/>
          <svg:desc>..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17" draw:style="radial" draw:cx="50%" draw:cy="50%" draw:start-color="#f2f2f2" draw:end-color="#ffffff" draw:start-intensity="100%" draw:end-intensity="100%"/>
    <draw:gradient draw:name="a226" draw:style="radial" draw:cx="50%" draw:cy="50%" draw:start-color="#f2f2f2" draw:end-color="#ffffff" draw:start-intensity="100%" draw:end-intensity="100%"/>
    <draw:gradient draw:name="a407" draw:style="radial" draw:cx="50%" draw:cy="50%" draw:start-color="#f2f2f2" draw:end-color="#ffffff" draw:start-intensity="100%" draw:end-intensity="100%"/>
    <draw:gradient draw:name="a322" draw:style="radial" draw:cx="50%" draw:cy="50%" draw:start-color="#f2f2f2" draw:end-color="#ffffff" draw:start-intensity="100%" draw:end-intensity="100%"/>
    <draw:gradient draw:name="a258" draw:style="radial" draw:cx="50%" draw:cy="50%" draw:start-color="#f2f2f2" draw:end-color="#ffffff" draw:start-intensity="100%" draw:end-intensity="100%"/>
    <draw:gradient draw:name="a92" draw:style="radial" draw:cx="50%" draw:cy="50%" draw:start-color="#f2f2f2" draw:end-color="#ffffff" draw:start-intensity="100%" draw:end-intensity="100%"/>
    <draw:gradient draw:name="a297" draw:style="radial" draw:cx="50%" draw:cy="50%" draw:start-color="#f2f2f2" draw:end-color="#ffffff" draw:start-intensity="100%" draw:end-intensity="100%"/>
    <draw:gradient draw:name="a57" draw:style="radial" draw:cx="50%" draw:cy="50%" draw:start-color="#f2f2f2" draw:end-color="#ffffff" draw:start-intensity="100%" draw:end-intensity="100%"/>
    <draw:gradient draw:name="a0" draw:style="radial" draw:cx="50%" draw:cy="50%" draw:start-color="#f2f2f2" draw:end-color="#ffffff" draw:start-intensity="100%" draw:end-intensity="100%"/>
    <draw:gradient draw:name="a244" draw:style="radial" draw:cx="50%" draw:cy="50%" draw:start-color="#f2f2f2" draw:end-color="#ffffff" draw:start-intensity="100%" draw:end-intensity="100%"/>
    <draw:gradient draw:name="a422" draw:style="radial" draw:cx="50%" draw:cy="50%" draw:start-color="#f2f2f2" draw:end-color="#ffffff" draw:start-intensity="100%" draw:end-intensity="100%"/>
    <draw:gradient draw:name="a392" draw:style="radial" draw:cx="50%" draw:cy="50%" draw:start-color="#f2f2f2" draw:end-color="#ffffff" draw:start-intensity="100%" draw:end-intensity="100%"/>
    <draw:gradient draw:name="a357" draw:style="radial" draw:cx="50%" draw:cy="50%" draw:start-color="#f2f2f2" draw:end-color="#ffffff" draw:start-intensity="100%" draw:end-intensity="100%"/>
    <draw:gradient draw:name="a427" draw:style="radial" draw:cx="50%" draw:cy="50%" draw:start-color="#f2f2f2" draw:end-color="#ffffff" draw:start-intensity="100%" draw:end-intensity="100%"/>
    <draw:gradient draw:name="a166" draw:style="radial" draw:cx="50%" draw:cy="50%" draw:start-color="#f2f2f2" draw:end-color="#ffffff" draw:start-intensity="100%" draw:end-intensity="100%"/>
    <draw:gradient draw:name="a412" draw:style="radial" draw:cx="50%" draw:cy="50%" draw:start-color="#f2f2f2" draw:end-color="#ffffff" draw:start-intensity="100%" draw:end-intensity="100%"/>
    <draw:gradient draw:name="a35" draw:style="radial" draw:cx="50%" draw:cy="50%" draw:start-color="#f2f2f2" draw:end-color="#ffffff" draw:start-intensity="100%" draw:end-intensity="100%"/>
    <draw:gradient draw:name="a114" draw:style="radial" draw:cx="50%" draw:cy="50%" draw:start-color="#f2f2f2" draw:end-color="#ffff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9-06T17:09:03Z</meta:creation-date>
    <dc:date>2024-09-06T17:09:24Z</dc:date>
    <meta:editing-cycles>1</meta:editing-cycles>
    <meta:editing-duration>PT21S</meta:editing-duration>
    <meta:document-statistic meta:paragraph-count="3" meta:word-count="13"/>
  </office:meta>
</office:document-meta>
</file>